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0D000000DD000000DDDC7CCDFB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0D000000DD000000DDDC7CCDFB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55in"/>
    </style:style>
    <style:style style:name="co2" style:family="table-column">
      <style:table-column-properties fo:break-before="auto" style:column-width="1.3591in"/>
    </style:style>
    <style:style style:name="co3" style:family="table-column">
      <style:table-column-properties fo:break-before="auto" style:column-width="1.5201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1835in"/>
    </style:style>
    <style:style style:name="co8" style:family="table-column">
      <style:table-column-properties fo:break-before="auto" style:column-width="1.2945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1.5819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0.9929in"/>
    </style:style>
    <style:style style:name="co15" style:family="table-column">
      <style:table-column-properties fo:break-before="auto" style:column-width="1.0327in"/>
    </style:style>
    <style:style style:name="co16" style:family="table-column">
      <style:table-column-properties fo:break-before="auto" style:column-width="0.7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ole-draw-aspect="1"/>
    </style:style>
  </office:automatic-styles>
  <office:body>
    <office:spreadsheet>
      <table:table table:name="Charts n summary data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>
            <text:p>Compiler opt / version of code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REAL</text:p>
          </table:table-cell>
          <table:table-cell table:style-name="ce1" office:value-type="string">
            <text:p>Stddev SYSTEM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O0 / v1</text:p>
          </table:table-cell>
          <table:table-cell office:value-type="float" office:value="0.76215">
            <text:p>0.76215</text:p>
          </table:table-cell>
          <table:table-cell office:value-type="float" office:value="0.00848">
            <text:p>0.00848</text:p>
          </table:table-cell>
          <table:table-cell office:value-type="float" office:value="0.66404">
            <text:p>0.66404</text:p>
          </table:table-cell>
          <table:table-cell office:value-type="float" office:value="0.0174094083759328">
            <text:p>0.0174094084</text:p>
          </table:table-cell>
          <table:table-cell office:value-type="float" office:value="0.00648148131216931">
            <text:p>0.0064814813</text:p>
          </table:table-cell>
          <table:table-cell office:value-type="float" office:value="0.0156306877647786">
            <text:p>0.0156306878</text:p>
          </table:table-cell>
        </table:table-row>
        <table:table-row table:style-name="ro1">
          <table:table-cell office:value-type="string">
            <text:p>O0 / v2</text:p>
          </table:table-cell>
          <table:table-cell office:value-type="float" office:value="0.71351">
            <text:p>0.71351</text:p>
          </table:table-cell>
          <table:table-cell office:value-type="float" office:value="0.00752000000000001">
            <text:p>0.00752</text:p>
          </table:table-cell>
          <table:table-cell office:value-type="float" office:value="0.6086">
            <text:p>0.6086</text:p>
          </table:table-cell>
          <table:table-cell office:value-type="float" office:value="0.0144204680922638">
            <text:p>0.0144204681</text:p>
          </table:table-cell>
          <table:table-cell office:value-type="float" office:value="0.00525448379957537">
            <text:p>0.0052544838</text:p>
          </table:table-cell>
          <table:table-cell office:value-type="float" office:value="0.0127921851143579">
            <text:p>0.0127921851</text:p>
          </table:table-cell>
        </table:table-row>
        <table:table-row table:style-name="ro1">
          <table:table-cell office:value-type="string">
            <text:p>O0 / v3</text:p>
          </table:table-cell>
          <table:table-cell office:value-type="float" office:value="0.70234">
            <text:p>0.70234</text:p>
          </table:table-cell>
          <table:table-cell office:value-type="float" office:value="0.00824">
            <text:p>0.00824</text:p>
          </table:table-cell>
          <table:table-cell office:value-type="float" office:value="0.59524">
            <text:p>0.59524</text:p>
          </table:table-cell>
          <table:table-cell office:value-type="float" office:value="0.018114756415696">
            <text:p>0.0181147564</text:p>
          </table:table-cell>
          <table:table-cell office:value-type="float" office:value="0.00598183918205764">
            <text:p>0.0059818392</text:p>
          </table:table-cell>
          <table:table-cell office:value-type="float" office:value="0.0180903952416745">
            <text:p>0.0180903952</text:p>
          </table:table-cell>
        </table:table-row>
        <table:table-row table:style-name="ro1">
          <table:table-cell office:value-type="string">
            <text:p>O0 / v4</text:p>
          </table:table-cell>
          <table:table-cell office:value-type="float" office:value="0.75339">
            <text:p>0.75339</text:p>
          </table:table-cell>
          <table:table-cell office:value-type="float" office:value="0.00804">
            <text:p>0.00804</text:p>
          </table:table-cell>
          <table:table-cell office:value-type="float" office:value="0.54356">
            <text:p>0.54356</text:p>
          </table:table-cell>
          <table:table-cell office:value-type="float" office:value="0.0540101647840478">
            <text:p>0.0540101648</text:p>
          </table:table-cell>
          <table:table-cell office:value-type="float" office:value="0.00653593145618893">
            <text:p>0.0065359315</text:p>
          </table:table-cell>
          <table:table-cell office:value-type="float" office:value="0.0211652167482405">
            <text:p>0.0211652167</text:p>
          </table:table-cell>
        </table:table-row>
        <table:table-row table:style-name="ro1">
          <table:table-cell office:value-type="string">
            <text:p>O5 / v1</text:p>
          </table:table-cell>
          <table:table-cell office:value-type="float" office:value="0.50064">
            <text:p>0.50064</text:p>
          </table:table-cell>
          <table:table-cell office:value-type="float" office:value="0.01309">
            <text:p>0.01309</text:p>
          </table:table-cell>
          <table:table-cell office:value-type="float" office:value="0.39808">
            <text:p>0.39808</text:p>
          </table:table-cell>
          <table:table-cell office:value-type="float" office:value="0.0442089402723024">
            <text:p>0.0442089403</text:p>
          </table:table-cell>
          <table:table-cell office:value-type="float" office:value="0.0477872566695348">
            <text:p>0.0477872567</text:p>
          </table:table-cell>
          <table:table-cell office:value-type="float" office:value="0.0694883702499922">
            <text:p>0.0694883702</text:p>
          </table:table-cell>
        </table:table-row>
        <table:table-row table:style-name="ro1">
          <table:table-cell office:value-type="string">
            <text:p>O5 / v2</text:p>
          </table:table-cell>
          <table:table-cell office:value-type="float" office:value="0.45992">
            <text:p>0.45992</text:p>
          </table:table-cell>
          <table:table-cell office:value-type="float" office:value="0.00784000000000001">
            <text:p>0.00784</text:p>
          </table:table-cell>
          <table:table-cell office:value-type="float" office:value="0.3654">
            <text:p>0.3654</text:p>
          </table:table-cell>
          <table:table-cell office:value-type="float" office:value="0.0142236985344881">
            <text:p>0.0142236985</text:p>
          </table:table-cell>
          <table:table-cell office:value-type="float" office:value="0.00654632721455321">
            <text:p>0.0065463272</text:p>
          </table:table-cell>
          <table:table-cell office:value-type="float" office:value="0.0140669826188846">
            <text:p>0.0140669826</text:p>
          </table:table-cell>
        </table:table-row>
        <table:table-row table:style-name="ro1">
          <table:table-cell office:value-type="string">
            <text:p>O5 / v3</text:p>
          </table:table-cell>
          <table:table-cell office:value-type="float" office:value="0.30098">
            <text:p>0.30098</text:p>
          </table:table-cell>
          <table:table-cell office:value-type="float" office:value="0.00764">
            <text:p>0.00764</text:p>
          </table:table-cell>
          <table:table-cell office:value-type="float" office:value="0.204">
            <text:p>0.204</text:p>
          </table:table-cell>
          <table:table-cell office:value-type="float" office:value="0.0268793526707769">
            <text:p>0.0268793527</text:p>
          </table:table-cell>
          <table:table-cell office:value-type="float" office:value="0.00614738968994158">
            <text:p>0.0061473897</text:p>
          </table:table-cell>
          <table:table-cell office:value-type="float" office:value="0.0239466072753532">
            <text:p>0.0239466073</text:p>
          </table:table-cell>
        </table:table-row>
        <table:table-row table:style-name="ro1">
          <table:table-cell office:value-type="string">
            <text:p>O5 / v4</text:p>
          </table:table-cell>
          <table:table-cell office:value-type="float" office:value="0.29441">
            <text:p>0.29441</text:p>
          </table:table-cell>
          <table:table-cell office:value-type="float" office:value="0.00816000000000001">
            <text:p>0.00816</text:p>
          </table:table-cell>
          <table:table-cell office:value-type="float" office:value="0.19372">
            <text:p>0.19372</text:p>
          </table:table-cell>
          <table:table-cell office:value-type="float" office:value="0.0168250378900019">
            <text:p>0.0168250379</text:p>
          </table:table-cell>
          <table:table-cell office:value-type="float" office:value="0.00539392250593202">
            <text:p>0.0053939225</text:p>
          </table:table-cell>
          <table:table-cell office:value-type="float" office:value="0.0163291640937312">
            <text:p>0.01632916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string">
            <text:p>Titles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>
            <text:p>Avg Real Time, O0</text:p>
          </table:table-cell>
          <table:table-cell table:style-name="ce1" office:value-type="string">
            <text:p>Avg Real Time, O5</text:p>
          </table:table-cell>
          <table:table-cell table:style-name="ce1" office:value-type="string">
            <text:p>Avg System Time, O0</text:p>
          </table:table-cell>
          <table:table-cell table:style-name="ce1" office:value-type="string">
            <text:p>Avg System Time, O5</text:p>
          </table:table-cell>
          <table:table-cell table:style-name="ce1" office:value-type="string">
            <text:p>Avg User Time, O0</text:p>
          </table:table-cell>
          <table:table-cell table:style-name="ce1" office:value-type="string">
            <text:p>Avg User Time, O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>
            <draw:frame table:end-cell-address="'Charts n summary data'.F37" table:end-x="0.2343in" table:end-y="0.1461in" draw:z-index="0" draw:style-name="gr1" svg:width="7.6323in" svg:height="4.1886in" svg:x="0.4862in" svg:y="0.0311in">
              <draw:object draw:notify-on-update-of-ranges="'Charts n summary data'.B12:'Charts n summary data'.B12 'Charts n summary data'.B2:'Charts n summary data'.B5 'Charts n summary data'.C2:'Charts n summary data'.C5 'Charts n summary data'.C2:'Charts n summary data'.C5 'Charts n summary data'.C12:'Charts n summary data'.C12 'Charts n summary data'.B6:'Charts n summary data'.B9 'Charts n summary data'.E6:'Charts n summary data'.E9 'Charts n summary data'.E6:'Charts n summary data'.E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>
            <draw:frame table:end-cell-address="'Charts n summary data'.N37" table:end-x="0.074in" table:end-y="0.1469in" draw:z-index="1" draw:style-name="gr1" svg:width="7.6323in" svg:height="4.1886in" svg:x="0.4185in" svg:y="0.0319in">
              <draw:object draw:notify-on-update-of-ranges="'Charts n summary data'.D12:'Charts n summary data'.D12 'Charts n summary data'.C2:'Charts n summary data'.C5 'Charts n summary data'.F2:'Charts n summary data'.F5 'Charts n summary data'.F2:'Charts n summary data'.F5 'Charts n summary data'.E12:'Charts n summary data'.E12 'Charts n summary data'.C6:'Charts n summary data'.C9 'Charts n summary data'.F6:'Charts n summary data'.F9 'Charts n summary data'.F6:'Charts n summary data'.F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24">
          <table:table-cell table:number-columns-repeated="7"/>
        </table:table-row>
        <table:table-row table:style-name="ro1">
          <table:table-cell>
            <draw:frame table:end-cell-address="'Charts n summary data'.F62" table:end-x="0.2236in" table:end-y="0.1264in" draw:z-index="2" draw:style-name="gr1" svg:width="7.6323in" svg:height="4.1886in" svg:x="0.4756in" svg:y="0.011in">
              <draw:object draw:notify-on-update-of-ranges="'Charts n summary data'.F12:'Charts n summary data'.F12 'Charts n summary data'.D2:'Charts n summary data'.D5 'Charts n summary data'.G2:'Charts n summary data'.G5 'Charts n summary data'.G2:'Charts n summary data'.G5 'Charts n summary data'.G12:'Charts n summary data'.G12 'Charts n summary data'.D6:'Charts n summary data'.D9 'Charts n summary data'.G6:'Charts n summary data'.G9 'Charts n summary data'.G6:'Charts n summary data'.G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6"/>
        </table:table-row>
      </table:table>
      <table:table table:name="O0, v1 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3" table:default-cell-style-name="Default"/>
        <table:table-row table:style-name="ro1">
          <table:table-cell table:style-name="ce1" office:value-type="string">
            <text:p>100 runs of the game of life, 1024 evolutions, <text:s/>-O0, version 1 of code</text:p>
          </table:table-cell>
          <table:table-cell/>
          <table:table-cell table:style-name="ce1" table:number-columns-repeated="3"/>
          <table:table-cell table:style-name="ce1" office:value-type="string">
            <text:p>bins</text:p>
          </table:table-cell>
          <table:table-cell table:style-name="ce1" office:value-type="string">
            <text:p>Histogram</text:p>
          </table:table-cell>
          <table:table-cell table:style-name="ce1" office:value-type="string">
            <text:p>Label</text:p>
          </table:table-cell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  <table:table-cell/>
          <table:table-cell office:value-type="float" office:value="0.74">
            <text:p>0.74</text:p>
          </table:table-cell>
          <table:table-cell table:number-matrix-columns-spanned="1" table:number-matrix-rows-spanned="23" table:formula="of:=FREQUENCY([.B3:.B102];[.F2:.F23])" office:value-type="float" office:value="3">
            <text:p>3</text:p>
          </table:table-cell>
          <table:table-cell office:value-type="string">
            <text:p>Lvl 0, version 1</text:p>
          </table:table-cell>
          <table:table-cell/>
          <table:table-cell>
            <draw:frame table:end-cell-address="'O0, v1 '.Q22" table:end-x="0.1154in" table:end-y="0.0398in" draw:z-index="0" draw:style-name="gr1" svg:width="6.2988in" svg:height="3.5429in" svg:x="0.0398in" svg:y="0.0394in">
              <draw:object draw:notify-on-update-of-ranges="'O0, v1 '.F2:'O0, v1 '.F24 'O0, v1 '.H2:'O0, v1 '.H2 'O0, v1 '.G2:'O0, v1 '.G24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39">
            <text:p>0.739</text:p>
          </table:table-cell>
          <table:table-cell table:formula="of:=AVERAGE([.B3:.B102])" office:value-type="float" office:value="0.76215">
            <text:p>0.76215</text:p>
          </table:table-cell>
          <table:table-cell table:formula="of:=STDEVP([.B3:.B102])" office:value-type="float" office:value="0.0174094083759328">
            <text:p>0.0174094084</text:p>
          </table:table-cell>
          <table:table-cell/>
          <table:table-cell office:value-type="float" office:value="0.744">
            <text:p>0.74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">
            <text:p>0.74</text:p>
          </table:table-cell>
          <table:table-cell table:number-columns-repeated="3"/>
          <table:table-cell office:value-type="float" office:value="0.748">
            <text:p>0.74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">
            <text:p>0.74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  <table:table-cell/>
          <table:table-cell office:value-type="float" office:value="0.752">
            <text:p>0.752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1">
            <text:p>0.741</text:p>
          </table:table-cell>
          <table:table-cell table:formula="of:=AVERAGE([.B103:.B202])" office:value-type="float" office:value="0.00848000000000001">
            <text:p>0.00848</text:p>
          </table:table-cell>
          <table:table-cell table:formula="of:=STDEVP([.B103:.B202])" office:value-type="float" office:value="0.00648148131216931">
            <text:p>0.0064814813</text:p>
          </table:table-cell>
          <table:table-cell table:style-name="ce2"/>
          <table:table-cell office:value-type="float" office:value="0.756">
            <text:p>0.75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1">
            <text:p>0.741</text:p>
          </table:table-cell>
          <table:table-cell table:number-columns-repeated="3"/>
          <table:table-cell office:value-type="float" office:value="0.76">
            <text:p>0.7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2">
            <text:p>0.742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  <table:table-cell/>
          <table:table-cell office:value-type="float" office:value="0.764">
            <text:p>0.764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3">
            <text:p>0.743</text:p>
          </table:table-cell>
          <table:table-cell table:formula="of:=AVERAGE([.B203:.B302])" office:value-type="float" office:value="0.66404">
            <text:p>0.66404</text:p>
          </table:table-cell>
          <table:table-cell table:formula="of:=STDEVP([.B203:.B302])" office:value-type="float" office:value="0.0156306877647786">
            <text:p>0.0156306878</text:p>
          </table:table-cell>
          <table:table-cell/>
          <table:table-cell office:value-type="float" office:value="0.768">
            <text:p>0.76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3">
            <text:p>0.743</text:p>
          </table:table-cell>
          <table:table-cell table:number-columns-repeated="3"/>
          <table:table-cell office:value-type="float" office:value="0.772">
            <text:p>0.772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4">
            <text:p>0.744</text:p>
          </table:table-cell>
          <table:table-cell table:number-columns-repeated="3"/>
          <table:table-cell office:value-type="float" office:value="0.776">
            <text:p>0.776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5">
            <text:p>0.745</text:p>
          </table:table-cell>
          <table:table-cell table:number-columns-repeated="3"/>
          <table:table-cell office:value-type="float" office:value="0.78">
            <text:p>0.7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6">
            <text:p>0.746</text:p>
          </table:table-cell>
          <table:table-cell table:number-columns-repeated="3"/>
          <table:table-cell office:value-type="float" office:value="0.784">
            <text:p>0.78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6">
            <text:p>0.746</text:p>
          </table:table-cell>
          <table:table-cell table:number-columns-repeated="3"/>
          <table:table-cell office:value-type="float" office:value="0.788">
            <text:p>0.788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6">
            <text:p>0.746</text:p>
          </table:table-cell>
          <table:table-cell table:number-columns-repeated="3"/>
          <table:table-cell office:value-type="float" office:value="0.792">
            <text:p>0.792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6">
            <text:p>0.746</text:p>
          </table:table-cell>
          <table:table-cell table:number-columns-repeated="3"/>
          <table:table-cell office:value-type="float" office:value="0.796">
            <text:p>0.796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3"/>
          <table:table-cell office:value-type="float" office:value="0.8">
            <text:p>0.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3"/>
          <table:table-cell office:value-type="float" office:value="0.804">
            <text:p>0.80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3"/>
          <table:table-cell office:value-type="float" office:value="0.808">
            <text:p>0.808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3"/>
          <table:table-cell office:value-type="float" office:value="0.812">
            <text:p>0.81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3"/>
          <table:table-cell office:value-type="float" office:value="0.816">
            <text:p>0.816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3"/>
          <table:table-cell office:value-type="float" office:value="0.82">
            <text:p>0.82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8">
            <text:p>0.748</text:p>
          </table:table-cell>
          <table:table-cell table:number-columns-repeated="3"/>
          <table:table-cell office:value-type="float" office:value="0.824">
            <text:p>0.824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9">
            <text:p>0.749</text:p>
          </table:table-cell>
          <table:table-cell table:number-columns-repeated="3"/>
          <table:table-cell office:value-type="string">
            <text:p>&gt;.82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eal</text:p>
          </table:table-cell>
          <table:table-cell office:value-type="float" office:value="0.749">
            <text:p>0.74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">
            <text:p>0.7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3">
            <text:p>0.753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3">
            <text:p>0.753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4">
            <text:p>0.754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4">
            <text:p>0.754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4">
            <text:p>0.754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5">
            <text:p>0.75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5">
            <text:p>0.75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6">
            <text:p>0.75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6">
            <text:p>0.75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6">
            <text:p>0.75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6">
            <text:p>0.75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7">
            <text:p>0.75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7">
            <text:p>0.75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7">
            <text:p>0.75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7">
            <text:p>0.75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7">
            <text:p>0.75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8">
            <text:p>0.75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8">
            <text:p>0.75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9">
            <text:p>0.75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9">
            <text:p>0.75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9">
            <text:p>0.75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59">
            <text:p>0.75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">
            <text:p>0.7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1">
            <text:p>0.76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2">
            <text:p>0.76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2">
            <text:p>0.76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2">
            <text:p>0.76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6">
            <text:p>0.76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7">
            <text:p>0.76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7">
            <text:p>0.76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8">
            <text:p>0.76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8">
            <text:p>0.76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9">
            <text:p>0.76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9">
            <text:p>0.76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69">
            <text:p>0.76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">
            <text:p>0.7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1">
            <text:p>0.77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1">
            <text:p>0.77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1">
            <text:p>0.77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1">
            <text:p>0.771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2">
            <text:p>0.77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3">
            <text:p>0.773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3">
            <text:p>0.773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6">
            <text:p>0.77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7">
            <text:p>0.77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7">
            <text:p>0.77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8">
            <text:p>0.77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79">
            <text:p>0.779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82">
            <text:p>0.78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82">
            <text:p>0.78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85">
            <text:p>0.78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86">
            <text:p>0.78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88">
            <text:p>0.78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2">
            <text:p>0.792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3">
            <text:p>0.793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5">
            <text:p>0.79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5">
            <text:p>0.795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6">
            <text:p>0.796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7">
            <text:p>0.797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798">
            <text:p>0.798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803">
            <text:p>0.803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804">
            <text:p>0.804</text:p>
          </table:table-cell>
          <table:table-cell table:number-columns-repeated="8"/>
        </table:table-row>
        <table:table-row table:style-name="ro1">
          <table:table-cell office:value-type="string">
            <text:p>real</text:p>
          </table:table-cell>
          <table:table-cell office:value-type="float" office:value="0.831">
            <text:p>0.831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8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32">
            <text:p>0.63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">
            <text:p>0.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">
            <text:p>0.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4">
            <text:p>0.64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4">
            <text:p>0.64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4">
            <text:p>0.64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2">
            <text:p>0.65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">
            <text:p>0.6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68">
            <text:p>0.6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2">
            <text:p>0.67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2">
            <text:p>0.67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2">
            <text:p>0.67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2">
            <text:p>0.67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6">
            <text:p>0.67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6">
            <text:p>0.67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6">
            <text:p>0.67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6">
            <text:p>0.67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6">
            <text:p>0.67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76">
            <text:p>0.67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8">
            <text:p>0.68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84">
            <text:p>0.68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84">
            <text:p>0.684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92">
            <text:p>0.69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92">
            <text:p>0.69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92">
            <text:p>0.69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96">
            <text:p>0.69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696">
            <text:p>0.696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712">
            <text:p>0.71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712">
            <text:p>0.71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712">
            <text:p>0.712</text:p>
          </table:table-cell>
          <table:table-cell table:number-columns-repeated="8"/>
        </table:table-row>
        <table:table-row table:style-name="ro1">
          <table:table-cell office:value-type="string">
            <text:p>user</text:p>
          </table:table-cell>
          <table:table-cell office:value-type="float" office:value="0.716">
            <text:p>0.716</text:p>
          </table:table-cell>
          <table:table-cell table:number-columns-repeated="8"/>
        </table:table-row>
      </table:table>
      <table:table table:name="O0, v2" table:style-name="ta1" table:print="false">
        <table:table-column table:style-name="co11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0, version 2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25">
            <text:p>0.725</text:p>
          </table:table-cell>
          <table:table-cell table:formula="of:=AVERAGE([.B3:.B102])" office:value-type="float" office:value="0.71351">
            <text:p>0.71351</text:p>
          </table:table-cell>
          <table:table-cell table:formula="of:=STDEVP([.B3:.B102])" office:value-type="float" office:value="0.0144204680922638">
            <text:p>0.0144204681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94">
            <text:p>0.6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39">
            <text:p>0.739</text:p>
          </table:table-cell>
          <table:table-cell table:formula="of:=AVERAGE([.B103:.B202])" office:value-type="float" office:value="0.00752000000000001">
            <text:p>0.00752</text:p>
          </table:table-cell>
          <table:table-cell table:formula="of:=STDEVP([.B103:.B202])" office:value-type="float" office:value="0.00525448379957537">
            <text:p>0.0052544838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1">
            <text:p>0.711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formula="of:=AVERAGE([.B203:.B302])" office:value-type="float" office:value="0.6086">
            <text:p>0.6086</text:p>
          </table:table-cell>
          <table:table-cell table:formula="of:=STDEVP([.B203:.B302])" office:value-type="float" office:value="0.0127921851143579">
            <text:p>0.0127921851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2">
            <text:p>0.7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7">
            <text:p>0.6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6">
            <text:p>0.7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6">
            <text:p>0.71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3">
            <text:p>0.71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7">
            <text:p>0.7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1">
            <text:p>0.6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4">
            <text:p>0.71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3">
            <text:p>0.73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5">
            <text:p>0.71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3">
            <text:p>0.74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1">
            <text:p>0.72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5">
            <text:p>0.71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2">
            <text:p>0.72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7">
            <text:p>0.70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9">
            <text:p>0.7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2">
            <text:p>0.73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5">
            <text:p>0.6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9">
            <text:p>0.7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7">
            <text:p>0.7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1">
            <text:p>0.71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8">
            <text:p>0.7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6">
            <text:p>0.72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7">
            <text:p>0.70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8">
            <text:p>0.73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4">
            <text:p>0.74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5">
            <text:p>0.7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4">
            <text:p>0.6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6">
            <text:p>0.72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5">
            <text:p>0.72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2">
            <text:p>0.73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8">
            <text:p>0.7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2">
            <text:p>0.6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4">
            <text:p>0.7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2">
            <text:p>0.7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8">
            <text:p>0.6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3">
            <text:p>0.72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6">
            <text:p>0.71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7">
            <text:p>0.74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9">
            <text:p>0.7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6">
            <text:p>0.7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5">
            <text:p>0.71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5">
            <text:p>0.6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2">
            <text:p>0.7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8">
            <text:p>0.71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6">
            <text:p>0.71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9">
            <text:p>0.70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8">
            <text:p>0.70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6">
            <text:p>0.7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4">
            <text:p>0.72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6">
            <text:p>0.7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4">
            <text:p>0.71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2">
            <text:p>0.7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">
            <text:p>0.7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7">
            <text:p>0.7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3">
            <text:p>0.71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4">
            <text:p>0.7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4">
            <text:p>0.7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5">
            <text:p>0.72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1">
            <text:p>0.73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8">
            <text:p>0.71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1">
            <text:p>0.7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6">
            <text:p>0.69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44">
            <text:p>0.6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32">
            <text:p>0.6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36">
            <text:p>0.6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8">
            <text:p>0.6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8">
            <text:p>0.6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2">
            <text:p>0.5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32">
            <text:p>0.6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8">
            <text:p>0.6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8">
            <text:p>0.6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</table:table>
      <table:table table:name="O0, v3" table:style-name="ta1" table:print="false"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0, version 3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17">
            <text:p>0.717</text:p>
          </table:table-cell>
          <table:table-cell table:formula="of:=AVERAGE([.B3:.B102])" office:value-type="float" office:value="0.70234">
            <text:p>0.70234</text:p>
          </table:table-cell>
          <table:table-cell table:formula="of:=STDEVP([.B3:.B102])" office:value-type="float" office:value="0.018114756415696">
            <text:p>0.0181147564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1">
            <text:p>0.731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08">
            <text:p>0.708</text:p>
          </table:table-cell>
          <table:table-cell table:formula="of:=AVERAGE([.B103:.B202])" office:value-type="float" office:value="0.00824">
            <text:p>0.00824</text:p>
          </table:table-cell>
          <table:table-cell table:formula="of:=STDEVP([.B103:.B202])" office:value-type="float" office:value="0.00598183918205764">
            <text:p>0.0059818392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88">
            <text:p>0.6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15">
            <text:p>0.715</text:p>
          </table:table-cell>
          <table:table-cell table:formula="of:=AVERAGE([.B203:.B302])" office:value-type="float" office:value="0.59524">
            <text:p>0.59524</text:p>
          </table:table-cell>
          <table:table-cell table:formula="of:=STDEVP([.B203:.B302])" office:value-type="float" office:value="0.0180903952416745">
            <text:p>0.0180903952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8">
            <text:p>0.73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8">
            <text:p>0.6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9">
            <text:p>0.6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2">
            <text:p>0.7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1">
            <text:p>0.7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3">
            <text:p>0.6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8">
            <text:p>0.6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8">
            <text:p>0.6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5">
            <text:p>0.6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1">
            <text:p>0.6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8">
            <text:p>0.6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8">
            <text:p>0.6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8">
            <text:p>0.6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2">
            <text:p>0.72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6">
            <text:p>0.6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4">
            <text:p>0.6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8">
            <text:p>0.6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7">
            <text:p>0.6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9">
            <text:p>0.6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7">
            <text:p>0.70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5">
            <text:p>0.6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1">
            <text:p>0.6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4">
            <text:p>0.6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7">
            <text:p>0.6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4">
            <text:p>0.6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2">
            <text:p>0.74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7">
            <text:p>0.6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6">
            <text:p>0.6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2">
            <text:p>0.6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1">
            <text:p>0.7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4">
            <text:p>0.6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7">
            <text:p>0.6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9">
            <text:p>0.70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1">
            <text:p>0.72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7">
            <text:p>0.6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8">
            <text:p>0.6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9">
            <text:p>0.6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7">
            <text:p>0.6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7">
            <text:p>0.6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8">
            <text:p>0.70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6">
            <text:p>0.7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6">
            <text:p>0.7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3">
            <text:p>0.73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2">
            <text:p>0.7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3">
            <text:p>0.71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1">
            <text:p>0.6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3">
            <text:p>0.6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2">
            <text:p>0.76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1">
            <text:p>0.72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3">
            <text:p>0.7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4">
            <text:p>0.71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1">
            <text:p>0.71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5">
            <text:p>0.7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4">
            <text:p>0.7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8">
            <text:p>0.7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8">
            <text:p>0.71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7">
            <text:p>0.7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5">
            <text:p>0.7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4">
            <text:p>0.72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3">
            <text:p>0.7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8">
            <text:p>0.6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1">
            <text:p>0.6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7">
            <text:p>0.70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2">
            <text:p>0.6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3">
            <text:p>0.71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6">
            <text:p>0.71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03">
            <text:p>0.7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6">
            <text:p>0.6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9">
            <text:p>0.6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3">
            <text:p>0.683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48">
            <text:p>0.6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44">
            <text:p>0.6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4">
            <text:p>0.6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56">
            <text:p>0.6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8">
            <text:p>0.6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64">
            <text:p>0.6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8">
            <text:p>0.5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4">
            <text:p>0.5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8">
            <text:p>0.5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2">
            <text:p>0.5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8">
            <text:p>0.5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8">
            <text:p>0.6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6">
            <text:p>0.6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12">
            <text:p>0.6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6">
            <text:p>0.596</text:p>
          </table:table-cell>
          <table:table-cell table:number-columns-repeated="2"/>
        </table:table-row>
      </table:table>
      <table:table table:name="O0, v4" table:style-name="ta1" table:print="false">
        <table:table-column table:style-name="co14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0, version 4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 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8">
            <text:p>0.68</text:p>
          </table:table-cell>
          <table:table-cell table:formula="of:=AVERAGE([.B3:.B102])" office:value-type="float" office:value="0.75339">
            <text:p>0.75339</text:p>
          </table:table-cell>
          <table:table-cell table:formula="of:=STDEVP([.B3:.B102])" office:value-type="float" office:value="0.0540101647840478">
            <text:p>0.0540101648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32">
            <text:p>0.73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8">
            <text:p>0.698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16">
            <text:p>0.716</text:p>
          </table:table-cell>
          <table:table-cell table:formula="of:=AVERAGE([.B103:.B202])" office:value-type="float" office:value="0.00804">
            <text:p>0.00804</text:p>
          </table:table-cell>
          <table:table-cell table:formula="of:=STDEVP([.B103:.B202])" office:value-type="float" office:value="0.00653593145618893">
            <text:p>0.0065359315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87">
            <text:p>0.6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698">
            <text:p>0.698</text:p>
          </table:table-cell>
          <table:table-cell table:formula="of:=AVERAGE([.B203:.B302])" office:value-type="float" office:value="0.54356">
            <text:p>0.54356</text:p>
          </table:table-cell>
          <table:table-cell table:formula="of:=STDEVP([.B203:.B302])" office:value-type="float" office:value="0.0211652167482405">
            <text:p>0.0211652167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705">
            <text:p>0.7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4">
            <text:p>0.6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2">
            <text:p>0.6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5">
            <text:p>0.7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77">
            <text:p>0.8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4">
            <text:p>0.7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08">
            <text:p>0.80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6">
            <text:p>0.71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5">
            <text:p>0.6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4">
            <text:p>0.6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5">
            <text:p>0.75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">
            <text:p>0.7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3">
            <text:p>0.6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4">
            <text:p>0.76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9">
            <text:p>0.6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67">
            <text:p>0.66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65">
            <text:p>0.66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49">
            <text:p>0.8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75">
            <text:p>0.77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">
            <text:p>0.7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7">
            <text:p>0.73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81">
            <text:p>0.7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2">
            <text:p>0.74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01">
            <text:p>0.8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933">
            <text:p>0.93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13">
            <text:p>0.81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901">
            <text:p>0.9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957">
            <text:p>0.95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8">
            <text:p>0.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83">
            <text:p>0.7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27">
            <text:p>0.82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3">
            <text:p>0.7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4">
            <text:p>0.7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8">
            <text:p>0.7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8">
            <text:p>0.73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72">
            <text:p>0.7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6">
            <text:p>0.7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3">
            <text:p>0.76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5">
            <text:p>0.73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85">
            <text:p>0.7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9">
            <text:p>0.7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4">
            <text:p>0.67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3">
            <text:p>0.73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4">
            <text:p>0.71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4">
            <text:p>0.74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7">
            <text:p>0.73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7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7">
            <text:p>0.75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8">
            <text:p>0.73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5">
            <text:p>0.75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9">
            <text:p>0.76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1">
            <text:p>0.76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8">
            <text:p>0.75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99">
            <text:p>0.7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35">
            <text:p>0.83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8">
            <text:p>0.71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78">
            <text:p>0.7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84">
            <text:p>0.7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5">
            <text:p>0.75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9">
            <text:p>0.71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32">
            <text:p>0.83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91">
            <text:p>0.7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9">
            <text:p>0.75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1">
            <text:p>0.71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99">
            <text:p>0.6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4">
            <text:p>0.72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8">
            <text:p>0.73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9">
            <text:p>0.73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2">
            <text:p>0.74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9">
            <text:p>0.76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27">
            <text:p>0.72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3">
            <text:p>0.74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">
            <text:p>0.7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65">
            <text:p>0.86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73">
            <text:p>0.77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827">
            <text:p>0.82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2">
            <text:p>0.75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3">
            <text:p>0.74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51">
            <text:p>0.75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1">
            <text:p>0.74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78">
            <text:p>0.7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4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33">
            <text:p>0.73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62">
            <text:p>0.76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17">
            <text:p>0.7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8">
            <text:p>0.6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1">
            <text:p>0.6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784">
            <text:p>0.78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32">
            <text:p>0.03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4">
            <text:p>0.5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36">
            <text:p>0.6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92">
            <text:p>0.5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2">
            <text:p>0.6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56">
            <text:p>0.5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604">
            <text:p>0.6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8">
            <text:p>0.5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4">
            <text:p>0.5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52">
            <text:p>0.5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52">
            <text:p>0.5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">
            <text:p>0.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16">
            <text:p>0.5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52">
            <text:p>0.5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4">
            <text:p>0.5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4">
            <text:p>0.5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">
            <text:p>0.5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8">
            <text:p>0.5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4">
            <text:p>0.5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6">
            <text:p>0.5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4">
            <text:p>0.5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32">
            <text:p>0.53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8">
            <text:p>0.5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88">
            <text:p>0.5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8">
            <text:p>0.5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">
            <text:p>0.56</text:p>
          </table:table-cell>
          <table:table-cell table:number-columns-repeated="2"/>
        </table:table-row>
      </table:table>
      <table:table table:name="O5, v1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5, version 1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 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78">
            <text:p>0.478</text:p>
          </table:table-cell>
          <table:table-cell table:formula="of:=AVERAGE([.B3:.B102])" office:value-type="float" office:value="0.50064">
            <text:p>0.50064</text:p>
          </table:table-cell>
          <table:table-cell table:formula="of:=STDEVP([.B3:.B102])" office:value-type="float" office:value="0.0442089402723024">
            <text:p>0.0442089403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93">
            <text:p>0.4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1">
            <text:p>0.501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5">
            <text:p>0.5</text:p>
          </table:table-cell>
          <table:table-cell table:formula="of:=AVERAGE([.B103:.B202])" office:value-type="float" office:value="0.01309">
            <text:p>0.01309</text:p>
          </table:table-cell>
          <table:table-cell table:formula="of:=STDEVP([.B103:.B202])" office:value-type="float" office:value="0.0477872566695348">
            <text:p>0.0477872567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505">
            <text:p>0.5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4">
            <text:p>0.494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87">
            <text:p>0.487</text:p>
          </table:table-cell>
          <table:table-cell table:formula="of:=AVERAGE([.B203:.B302])" office:value-type="float" office:value="0.39808">
            <text:p>0.39808</text:p>
          </table:table-cell>
          <table:table-cell table:formula="of:=STDEVP([.B203:.B302])" office:value-type="float" office:value="0.0694883702499922">
            <text:p>0.0694883702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91">
            <text:p>0.4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2">
            <text:p>0.4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7">
            <text:p>0.4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5">
            <text:p>0.47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8">
            <text:p>0.4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8">
            <text:p>0.4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8">
            <text:p>0.4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5">
            <text:p>0.4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2">
            <text:p>0.5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3">
            <text:p>0.5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9">
            <text:p>0.4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2">
            <text:p>0.5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23">
            <text:p>0.52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5">
            <text:p>0.4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8">
            <text:p>0.4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12">
            <text:p>0.51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8">
            <text:p>0.4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7">
            <text:p>0.4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6">
            <text:p>0.4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58">
            <text:p>0.65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1">
            <text:p>0.4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2">
            <text:p>0.4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7">
            <text:p>0.50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6">
            <text:p>0.4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1">
            <text:p>0.4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8">
            <text:p>0.6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8">
            <text:p>0.4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5">
            <text:p>0.4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1">
            <text:p>0.4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9">
            <text:p>0.50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9">
            <text:p>0.4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6">
            <text:p>0.4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3">
            <text:p>0.4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43">
            <text:p>0.64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2">
            <text:p>0.4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3">
            <text:p>0.5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">
            <text:p>0.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8">
            <text:p>0.4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3">
            <text:p>0.4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9">
            <text:p>0.4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3">
            <text:p>0.5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9">
            <text:p>0.4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3">
            <text:p>0.47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4">
            <text:p>0.5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1">
            <text:p>0.47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9">
            <text:p>0.4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51">
            <text:p>0.65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2">
            <text:p>0.4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2">
            <text:p>0.4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2">
            <text:p>0.4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5">
            <text:p>0.4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8">
            <text:p>0.4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6">
            <text:p>0.47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6">
            <text:p>0.4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9">
            <text:p>0.4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29">
            <text:p>0.6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1">
            <text:p>0.5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7">
            <text:p>0.4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7">
            <text:p>0.4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3">
            <text:p>0.5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6">
            <text:p>0.6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3">
            <text:p>0.4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7">
            <text:p>0.4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3">
            <text:p>0.4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15">
            <text:p>0.51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">
            <text:p>0.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6">
            <text:p>0.4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676">
            <text:p>0.67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2">
            <text:p>0.4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2">
            <text:p>0.4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04">
            <text:p>0.5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7">
            <text:p>0.4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6">
            <text:p>0.4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4">
            <text:p>0.4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5">
            <text:p>0.485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6">
            <text:p>0.4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24">
            <text:p>0.42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2">
            <text:p>0.4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6">
            <text:p>0.4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4">
            <text:p>0.4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8">
            <text:p>0.5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6">
            <text:p>0.4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4">
            <text:p>0.4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68">
            <text:p>0.5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2">
            <text:p>0.4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2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">
            <text:p>0.5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6">
            <text:p>0.4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56">
            <text:p>0.5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28">
            <text:p>0.5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4">
            <text:p>0.4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16">
            <text:p>0.4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48">
            <text:p>0.5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576">
            <text:p>0.5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8">
            <text:p>0.4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2">
            <text:p>0.3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</table:table>
      <table:table table:name="O5, v2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5, version 2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52">
            <text:p>0.452</text:p>
          </table:table-cell>
          <table:table-cell table:formula="of:=AVERAGE([.B3:.B102])" office:value-type="float" office:value="0.45992">
            <text:p>0.45992</text:p>
          </table:table-cell>
          <table:table-cell table:formula="of:=STDEVP([.B3:.B102])" office:value-type="float" office:value="0.0142236985344881">
            <text:p>0.0142236985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39">
            <text:p>0.43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9">
            <text:p>0.459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51">
            <text:p>0.451</text:p>
          </table:table-cell>
          <table:table-cell table:formula="of:=AVERAGE([.B103:.B202])" office:value-type="float" office:value="0.00784000000000001">
            <text:p>0.00784</text:p>
          </table:table-cell>
          <table:table-cell table:formula="of:=STDEVP([.B103:.B202])" office:value-type="float" office:value="0.00654632721455321">
            <text:p>0.0065463272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56">
            <text:p>0.45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1">
            <text:p>0.451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46">
            <text:p>0.446</text:p>
          </table:table-cell>
          <table:table-cell table:formula="of:=AVERAGE([.B203:.B302])" office:value-type="float" office:value="0.3654">
            <text:p>0.3654</text:p>
          </table:table-cell>
          <table:table-cell table:formula="of:=STDEVP([.B203:.B302])" office:value-type="float" office:value="0.0140669826188846">
            <text:p>0.0140669826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464">
            <text:p>0.46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4">
            <text:p>0.47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5">
            <text:p>0.47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5">
            <text:p>0.46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2">
            <text:p>0.4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9">
            <text:p>0.45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6">
            <text:p>0.47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6">
            <text:p>0.45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6">
            <text:p>0.46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3">
            <text:p>0.4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4">
            <text:p>0.47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2">
            <text:p>0.46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7">
            <text:p>0.44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7">
            <text:p>0.44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3">
            <text:p>0.4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5">
            <text:p>0.4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4">
            <text:p>0.44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9">
            <text:p>0.45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8">
            <text:p>0.4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5">
            <text:p>0.46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5">
            <text:p>0.47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8">
            <text:p>0.4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9">
            <text:p>0.4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9">
            <text:p>0.4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2">
            <text:p>0.45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5">
            <text:p>0.46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8">
            <text:p>0.46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3">
            <text:p>0.4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1">
            <text:p>0.44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2">
            <text:p>0.45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9">
            <text:p>0.4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5">
            <text:p>0.4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2">
            <text:p>0.45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1">
            <text:p>0.47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8">
            <text:p>0.45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9">
            <text:p>0.46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8">
            <text:p>0.45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6">
            <text:p>0.4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9">
            <text:p>0.4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3">
            <text:p>0.44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6">
            <text:p>0.45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1">
            <text:p>0.47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545">
            <text:p>0.5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4">
            <text:p>0.46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1">
            <text:p>0.45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1">
            <text:p>0.4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1">
            <text:p>0.45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4">
            <text:p>0.44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9">
            <text:p>0.45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3">
            <text:p>0.4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4">
            <text:p>0.46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3">
            <text:p>0.4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8">
            <text:p>0.4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6">
            <text:p>0.4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8">
            <text:p>0.45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7">
            <text:p>0.45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3">
            <text:p>0.46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5">
            <text:p>0.45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3">
            <text:p>0.4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5">
            <text:p>0.45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2">
            <text:p>0.4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5">
            <text:p>0.46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7">
            <text:p>0.4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9">
            <text:p>0.46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9">
            <text:p>0.4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5">
            <text:p>0.4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5">
            <text:p>0.45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4">
            <text:p>0.46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76">
            <text:p>0.47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6">
            <text:p>0.46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5">
            <text:p>0.44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2">
            <text:p>0.45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54">
            <text:p>0.45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8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2">
            <text:p>0.46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46">
            <text:p>0.4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97">
            <text:p>0.4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">
            <text:p>0.4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63">
            <text:p>0.463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32">
            <text:p>0.03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2">
            <text:p>0.3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2">
            <text:p>0.3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2">
            <text:p>0.3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2">
            <text:p>0.3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48">
            <text:p>0.3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96">
            <text:p>0.3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2">
            <text:p>0.3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44">
            <text:p>0.3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36">
            <text:p>0.3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44">
            <text:p>0.3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44">
            <text:p>0.4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6">
            <text:p>0.3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4">
            <text:p>0.3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2">
            <text:p>0.35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36">
            <text:p>0.3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48">
            <text:p>0.3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56">
            <text:p>0.35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8">
            <text:p>0.3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">
            <text:p>0.3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">
            <text:p>0.3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44">
            <text:p>0.34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8">
            <text:p>0.3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404">
            <text:p>0.4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64">
            <text:p>0.36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84">
            <text:p>0.384</text:p>
          </table:table-cell>
          <table:table-cell table:number-columns-repeated="2"/>
        </table:table-row>
      </table:table>
      <table:table table:name="O5, v3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5, version 3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 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formula="of:=AVERAGE([.B3:.B102])" office:value-type="float" office:value="0.30098">
            <text:p>0.30098</text:p>
          </table:table-cell>
          <table:table-cell table:formula="of:=STDEVP([.B3:.B102])" office:value-type="float" office:value="0.0268793526707769">
            <text:p>0.0268793527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78">
            <text:p>0.278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formula="of:=AVERAGE([.B103:.B202])" office:value-type="float" office:value="0.00764">
            <text:p>0.00764</text:p>
          </table:table-cell>
          <table:table-cell table:formula="of:=STDEVP([.B103:.B202])" office:value-type="float" office:value="0.00614738968994158">
            <text:p>0.0061473897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95">
            <text:p>0.2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304">
            <text:p>0.304</text:p>
          </table:table-cell>
          <table:table-cell table:formula="of:=AVERAGE([.B203:.B302])" office:value-type="float" office:value="0.204">
            <text:p>0.204</text:p>
          </table:table-cell>
          <table:table-cell table:formula="of:=STDEVP([.B203:.B302])" office:value-type="float" office:value="0.0239466072753532">
            <text:p>0.0239466073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05">
            <text:p>0.4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1">
            <text:p>0.3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26">
            <text:p>0.32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4">
            <text:p>0.2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7">
            <text:p>0.2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7">
            <text:p>0.2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3">
            <text:p>0.2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1">
            <text:p>0.2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69">
            <text:p>0.36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4">
            <text:p>0.3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06">
            <text:p>0.4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32">
            <text:p>0.33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1">
            <text:p>0.2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3">
            <text:p>0.2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2">
            <text:p>0.2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79">
            <text:p>0.2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3">
            <text:p>0.2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2">
            <text:p>0.2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53">
            <text:p>0.35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7">
            <text:p>0.3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8">
            <text:p>0.31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411">
            <text:p>0.41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49">
            <text:p>0.34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9">
            <text:p>0.30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2">
            <text:p>0.2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72">
            <text:p>0.37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8">
            <text:p>0.31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3">
            <text:p>0.3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4">
            <text:p>0.31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4">
            <text:p>0.3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22">
            <text:p>0.32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5">
            <text:p>0.30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93">
            <text:p>0.3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4">
            <text:p>0.31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8">
            <text:p>0.30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4">
            <text:p>0.02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28">
            <text:p>0.2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12">
            <text:p>0.2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312">
            <text:p>0.3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28">
            <text:p>0.22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16">
            <text:p>0.2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2">
            <text:p>0.2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6">
            <text:p>0.2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8">
            <text:p>0.20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68">
            <text:p>0.16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72">
            <text:p>0.2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</table:table>
      <table:table table:name="O5, v4" table:style-name="ta1" table:print="false">
        <table:table-column table:style-name="co6" table:default-cell-style-name="Default"/>
        <table:table-column table:style-name="co5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Gcc -O5, version 4 of code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 office:value-type="string">
            <text:p>Type of time</text:p>
          </table:table-cell>
          <table:table-cell table:style-name="ce1" office:value-type="string">
            <text:p>Time (s)</text:p>
          </table:table-cell>
          <table:table-cell table:style-name="ce1" office:value-type="string">
            <text:p>Average REAL</text:p>
          </table:table-cell>
          <table:table-cell table:style-name="ce1" office:value-type="string">
            <text:p>Stddev REAL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393">
            <text:p>0.393</text:p>
          </table:table-cell>
          <table:table-cell table:formula="of:=AVERAGE([.B3:.B102])" office:value-type="float" office:value="0.29441">
            <text:p>0.29441</text:p>
          </table:table-cell>
          <table:table-cell table:formula="of:=STDEVP([.B3:.B102])" office:value-type="float" office:value="0.0168250378900019">
            <text:p>0.0168250379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31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style-name="ce1" office:value-type="string">
            <text:p>Average SYSTEM</text:p>
          </table:table-cell>
          <table:table-cell table:style-name="ce1" office:value-type="string">
            <text:p>Stddev SYSTEM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formula="of:=AVERAGE([.B103:.B202])" office:value-type="float" office:value="0.00816000000000001">
            <text:p>0.00816</text:p>
          </table:table-cell>
          <table:table-cell table:formula="of:=STDEVP([.B103:.B202])" office:value-type="float" office:value="0.00539392250593202">
            <text:p>0.0053939225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83">
            <text:p>0.2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style-name="ce1" office:value-type="string">
            <text:p>Average USER</text:p>
          </table:table-cell>
          <table:table-cell table:style-name="ce1" office:value-type="string">
            <text:p>Stddev USER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95">
            <text:p>0.295</text:p>
          </table:table-cell>
          <table:table-cell table:formula="of:=AVERAGE([.B203:.B302])" office:value-type="float" office:value="0.19372">
            <text:p>0.19372</text:p>
          </table:table-cell>
          <table:table-cell table:formula="of:=STDEVP([.B203:.B302])" office:value-type="float" office:value="0.0163291640937312">
            <text:p>0.0163291641</text:p>
          </table:table-cell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1">
            <text:p>0.2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1">
            <text:p>0.28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3">
            <text:p>0.2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71">
            <text:p>0.27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3">
            <text:p>0.2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5">
            <text:p>0.2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78">
            <text:p>0.27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7">
            <text:p>0.31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5">
            <text:p>0.2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3">
            <text:p>0.30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1">
            <text:p>0.3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3">
            <text:p>0.2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8">
            <text:p>0.30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2">
            <text:p>0.30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6">
            <text:p>0.28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9">
            <text:p>0.29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4">
            <text:p>0.30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4">
            <text:p>0.2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6">
            <text:p>0.3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5">
            <text:p>0.2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3">
            <text:p>0.29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4">
            <text:p>0.2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3">
            <text:p>0.28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9">
            <text:p>0.30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6">
            <text:p>0.30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8">
            <text:p>0.30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7">
            <text:p>0.30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1">
            <text:p>0.29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2">
            <text:p>0.2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5">
            <text:p>0.29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7">
            <text:p>0.29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01">
            <text:p>0.301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79">
            <text:p>0.3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">
            <text:p>0.2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8">
            <text:p>0.28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9">
            <text:p>0.28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2">
            <text:p>0.2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4">
            <text:p>0.28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77">
            <text:p>0.27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6">
            <text:p>0.29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6">
            <text:p>0.316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4">
            <text:p>0.294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2">
            <text:p>0.282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79">
            <text:p>0.279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7">
            <text:p>0.287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85">
            <text:p>0.28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8">
            <text:p>0.298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15">
            <text:p>0.315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43">
            <text:p>0.34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real</text:p>
          </table:table-cell>
          <table:table-cell office:value-type="float" office:value="0.294">
            <text:p>0.29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2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8">
            <text:p>0.008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6">
            <text:p>0.016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04">
            <text:p>0.004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ys</text:p>
          </table:table-cell>
          <table:table-cell office:value-type="float" office:value="0.012">
            <text:p>0.0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92">
            <text:p>0.2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12">
            <text:p>0.2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2">
            <text:p>0.1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12">
            <text:p>0.21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76">
            <text:p>0.17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72">
            <text:p>0.27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04">
            <text:p>0.20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6">
            <text:p>0.19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8">
            <text:p>0.18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84">
            <text:p>0.184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16">
            <text:p>0.216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48">
            <text:p>0.248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2">
            <text:p>0.2</text:p>
          </table:table-cell>
          <table:table-cell table:number-columns-repeated="2"/>
        </table:table-row>
        <table:table-row table:style-name="ro1">
          <table:table-cell office:value-type="string">
            <text:p>user</text:p>
          </table:table-cell>
          <table:table-cell office:value-type="float" office:value="0.192">
            <text:p>0.192</text:p>
          </table:table-cell>
          <table:table-cell table:number-columns-repeated="2"/>
        </table:table-row>
      </table:table>
      <table:database-ranges>
        <table:database-range table:target-range-address="'O0, v1 '.A2:'O0, v1 '.B302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7">07/17/2011</text:date>, <text:time>16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rles </meta:initial-creator>
    <meta:creation-date>2011-07-17T14:54:14</meta:creation-date>
    <meta:generator>LibreOffice/3.3$Linux LibreOffice_project/330m19$Build-202</meta:generator>
    <dc:date>2011-07-17T16:38:39</dc:date>
    <dc:creator>charles </dc:creator>
    <meta:editing-duration>PT1H43M27S</meta:editing-duration>
    <meta:editing-cycles>52</meta:editing-cycles>
    <meta:document-statistic meta:table-count="9" meta:cell-count="504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Fine_20_Dashed_20__28_var_29_" svg:stroke-width="0.076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minimum="0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error-upper-indicator="true" chart:error-lower-indicator="true" chart:error-category="cell-range" chart:error-upper-range="'Charts n summary data'.C2:'Charts n summary data'.C5" chart:error-lower-range="'Charts n summary data'.C2:'Charts n summary data'.C5">
        <chart:symbol-image xlink:href="Pictures/2000000D000000DD000000DDDC7CCDFB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amed-symbol" chart:symbol-name="diamond" chart:symbol-width="0.05cm" chart:symbol-height="0.05cm" chart:error-upper-indicator="true" chart:error-lower-indicator="true" chart:error-category="cell-range" chart:error-upper-range="'Charts n summary data'.E6:'Charts n summary data'.E9" chart:error-lower-range="'Charts n summary data'.E6:'Charts n summary data'.E9">
        <chart:symbol-image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87cm" svg:height="10.64cm" xlink:href=".." xlink:type="simple" chart:class="chart:scatter" chart:style-name="ch1">
        <chart:title svg:x="6.593cm" svg:y="0.348cm" chart:style-name="ch2">
          <text:p>Avg Real Time from unix 'time'</text:p>
        </chart:title>
        <chart:subtitle svg:x="7.294cm" svg:y="1.339cm" chart:style-name="ch3">
          <text:p>Lvl 0 and Lvl 5 optimization</text:p>
        </chart:subtitle>
        <chart:legend chart:legend-position="end" svg:x="15.64cm" svg:y="4.8cm" chart:style-name="ch4"/>
        <chart:plot-area chart:style-name="ch5" table:cell-range-address="'Charts n summary data'.B12:'Charts n summary data'.C12 'Charts n summary data'.B2:'Charts n summary data'.B9" chart:data-source-has-labels="row" svg:x="1.398cm" svg:y="2.446cm" svg:width="13.469cm" svg:height="7.001cm">
          <chartooo:coordinate-region svg:x="2.125cm" svg:y="2.646cm" svg:width="12.648cm" svg:height="6.154cm"/>
          <chart:axis chart:dimension="x" chart:name="primary-x" chart:style-name="ch6">
            <chart:title svg:x="6.897cm" svg:y="9.659cm" chart:style-name="ch7">
              <text:p>Version of code</text:p>
            </chart:title>
          </chart:axis>
          <chart:axis chart:dimension="y" chart:name="primary-y" chart:style-name="ch8">
            <chart:title svg:x="0.451cm" svg:y="7.67cm" chart:style-name="ch9">
              <text:p>Avg Time, 100 runs (s)</text:p>
            </chart:title>
            <chart:grid chart:style-name="ch10" chart:class="major"/>
          </chart:axis>
          <chart:series chart:style-name="ch11" chart:values-cell-range-address="'Charts n summary data'.B2:'Charts n summary data'.B5" chart:label-cell-address="'Charts n summary data'.B12:'Charts n summary data'.B12" chart:class="chart:scatter">
            <chart:error-indicator chart:style-name="ch12" chart:dimension="y"/>
            <chart:data-point chart:repeated="4"/>
          </chart:series>
          <chart:series chart:style-name="ch13" chart:values-cell-range-address="'Charts n summary data'.B6:'Charts n summary data'.B9" chart:label-cell-address="'Charts n summary data'.C12:'Charts n summary data'.C12" chart:class="chart:scatter">
            <chart:error-indicator chart:style-name="ch12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Real Time, O0</text:p>
                <draw:g>
                  <svg:desc>'Charts n summary data'.B12:'Charts n summary data'.B1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Avg Real Time, O5</text:p>
                <draw:g>
                  <svg:desc>'Charts n summary data'.C12:'Charts n summary data'.C1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6215">
                <text:p>0.76215</text:p>
                <draw:g>
                  <svg:desc>'Charts n summary data'.B2:'Charts n summary data'.B5</svg:desc>
                </draw:g>
              </table:table-cell>
              <table:table-cell office:value-type="float" office:value="0.00848">
                <text:p>0.00848</text:p>
                <draw:g>
                  <svg:desc>'Charts n summary data'.C2:'Charts n summary data'.C5</svg:desc>
                </draw:g>
              </table:table-cell>
              <table:table-cell office:value-type="float" office:value="0.00848">
                <text:p>0.00848</text:p>
                <draw:g>
                  <svg:desc>'Charts n summary data'.C2:'Charts n summary data'.C5</svg:desc>
                </draw:g>
              </table:table-cell>
              <table:table-cell office:value-type="float" office:value="0.50064">
                <text:p>0.50064</text:p>
                <draw:g>
                  <svg:desc>'Charts n summary data'.B6:'Charts n summary data'.B9</svg:desc>
                </draw:g>
              </table:table-cell>
              <table:table-cell office:value-type="float" office:value="0.0442089402723024">
                <text:p>0.0442089402723024</text:p>
                <draw:g>
                  <svg:desc>'Charts n summary data'.E6:'Charts n summary data'.E9</svg:desc>
                </draw:g>
              </table:table-cell>
              <table:table-cell office:value-type="float" office:value="0.0442089402723024">
                <text:p>0.0442089402723024</text:p>
                <draw:g>
                  <svg:desc>'Charts n summary data'.E6:'Charts n summary data'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351">
                <text:p>0.71351</text:p>
              </table:table-cell>
              <table:table-cell office:value-type="float" office:value="0.00752000000000001">
                <text:p>0.00752000000000001</text:p>
              </table:table-cell>
              <table:table-cell office:value-type="float" office:value="0.00752000000000001">
                <text:p>0.00752000000000001</text:p>
              </table:table-cell>
              <table:table-cell office:value-type="float" office:value="0.45992">
                <text:p>0.45992</text:p>
              </table:table-cell>
              <table:table-cell office:value-type="float" office:value="0.0142236985344881">
                <text:p>0.0142236985344881</text:p>
              </table:table-cell>
              <table:table-cell office:value-type="float" office:value="0.0142236985344881">
                <text:p>0.01422369853448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0234">
                <text:p>0.70234</text:p>
              </table:table-cell>
              <table:table-cell office:value-type="float" office:value="0.00824">
                <text:p>0.00824</text:p>
              </table:table-cell>
              <table:table-cell office:value-type="float" office:value="0.00824">
                <text:p>0.00824</text:p>
              </table:table-cell>
              <table:table-cell office:value-type="float" office:value="0.30098">
                <text:p>0.30098</text:p>
              </table:table-cell>
              <table:table-cell office:value-type="float" office:value="0.0268793526707769">
                <text:p>0.0268793526707769</text:p>
              </table:table-cell>
              <table:table-cell office:value-type="float" office:value="0.0268793526707769">
                <text:p>0.0268793526707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339">
                <text:p>0.75339</text:p>
              </table:table-cell>
              <table:table-cell office:value-type="float" office:value="0.00804">
                <text:p>0.00804</text:p>
              </table:table-cell>
              <table:table-cell office:value-type="float" office:value="0.00804">
                <text:p>0.00804</text:p>
              </table:table-cell>
              <table:table-cell office:value-type="float" office:value="0.29441">
                <text:p>0.29441</text:p>
              </table:table-cell>
              <table:table-cell office:value-type="float" office:value="0.0168250378900019">
                <text:p>0.0168250378900019</text:p>
              </table:table-cell>
              <table:table-cell office:value-type="float" office:value="0.0168250378900019">
                <text:p>0.0168250378900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Fine_20_Dashed_20__28_var_29_" svg:stroke-width="0.076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minimum="0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error-upper-indicator="true" chart:error-lower-indicator="true" chart:error-category="cell-range" chart:error-upper-range="'Charts n summary data'.F2:'Charts n summary data'.F5" chart:error-lower-range="'Charts n summary data'.F2:'Charts n summary data'.F5">
        <chart:symbol-image xlink:href="Pictures/2000000D000000DD000000DDDC7CCDFB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amed-symbol" chart:symbol-name="diamond" chart:symbol-width="0.05cm" chart:symbol-height="0.05cm" chart:error-upper-indicator="true" chart:error-lower-indicator="true" chart:error-category="cell-range" chart:error-upper-range="'Charts n summary data'.F6:'Charts n summary data'.F9" chart:error-lower-range="'Charts n summary data'.F6:'Charts n summary data'.F9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87cm" svg:height="10.64cm" xlink:href=".." xlink:type="simple" chart:class="chart:scatter" chart:style-name="ch1">
        <chart:title svg:x="6.289cm" svg:y="0.348cm" chart:style-name="ch2">
          <text:p>Avg System Time from unix 'time'</text:p>
        </chart:title>
        <chart:subtitle svg:x="7.294cm" svg:y="1.339cm" chart:style-name="ch3">
          <text:p>Lvl 0 and Lvl 5 optimization</text:p>
        </chart:subtitle>
        <chart:legend chart:legend-position="end" svg:x="15.137cm" svg:y="4.8cm" chart:style-name="ch4"/>
        <chart:plot-area chart:style-name="ch5" table:cell-range-address="'Charts n summary data'.D12:'Charts n summary data'.E12 'Charts n summary data'.C2:'Charts n summary data'.C9" chart:data-source-has-labels="row" svg:x="1.398cm" svg:y="2.446cm" svg:width="12.966cm" svg:height="7.001cm">
          <chartooo:coordinate-region svg:x="2.496cm" svg:y="2.646cm" svg:width="11.774cm" svg:height="6.154cm"/>
          <chart:axis chart:dimension="x" chart:name="primary-x" chart:style-name="ch6">
            <chart:title svg:x="6.646cm" svg:y="9.659cm" chart:style-name="ch7">
              <text:p>Version of code</text:p>
            </chart:title>
          </chart:axis>
          <chart:axis chart:dimension="y" chart:name="primary-y" chart:style-name="ch8">
            <chart:title svg:x="0.451cm" svg:y="7.67cm" chart:style-name="ch9">
              <text:p>Avg Time, 100 runs (s)</text:p>
            </chart:title>
            <chart:grid chart:style-name="ch10" chart:class="major"/>
          </chart:axis>
          <chart:series chart:style-name="ch11" chart:values-cell-range-address="'Charts n summary data'.C2:'Charts n summary data'.C5" chart:label-cell-address="'Charts n summary data'.D12:'Charts n summary data'.D12" chart:class="chart:scatter">
            <chart:error-indicator chart:style-name="ch12" chart:dimension="y"/>
            <chart:data-point chart:repeated="4"/>
          </chart:series>
          <chart:series chart:style-name="ch13" chart:values-cell-range-address="'Charts n summary data'.C6:'Charts n summary data'.C9" chart:label-cell-address="'Charts n summary data'.E12:'Charts n summary data'.E12" chart:class="chart:scatter">
            <chart:error-indicator chart:style-name="ch12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System Time, O0</text:p>
                <draw:g>
                  <svg:desc>'Charts n summary data'.D12:'Charts n summary data'.D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Avg System Time, O5</text:p>
                <draw:g>
                  <svg:desc>'Charts n summary data'.E12:'Charts n summary data'.E1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848">
                <text:p>0.00848</text:p>
                <draw:g>
                  <svg:desc>'Charts n summary data'.C2:'Charts n summary data'.C5</svg:desc>
                </draw:g>
              </table:table-cell>
              <table:table-cell office:value-type="float" office:value="0.00648148131216931">
                <text:p>0.00648148131216931</text:p>
                <draw:g>
                  <svg:desc>'Charts n summary data'.F2:'Charts n summary data'.F5</svg:desc>
                </draw:g>
              </table:table-cell>
              <table:table-cell office:value-type="float" office:value="0.00648148131216931">
                <text:p>0.00648148131216931</text:p>
                <draw:g>
                  <svg:desc>'Charts n summary data'.F2:'Charts n summary data'.F5</svg:desc>
                </draw:g>
              </table:table-cell>
              <table:table-cell office:value-type="float" office:value="0.01309">
                <text:p>0.01309</text:p>
                <draw:g>
                  <svg:desc>'Charts n summary data'.C6:'Charts n summary data'.C9</svg:desc>
                </draw:g>
              </table:table-cell>
              <table:table-cell office:value-type="float" office:value="0.0477872566695348">
                <text:p>0.0477872566695348</text:p>
                <draw:g>
                  <svg:desc>'Charts n summary data'.F6:'Charts n summary data'.F9</svg:desc>
                </draw:g>
              </table:table-cell>
              <table:table-cell office:value-type="float" office:value="0.0477872566695348">
                <text:p>0.0477872566695348</text:p>
                <draw:g>
                  <svg:desc>'Charts n summary data'.F6:'Charts n summary data'.F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752000000000001">
                <text:p>0.00752000000000001</text:p>
              </table:table-cell>
              <table:table-cell office:value-type="float" office:value="0.00525448379957537">
                <text:p>0.00525448379957537</text:p>
              </table:table-cell>
              <table:table-cell office:value-type="float" office:value="0.00525448379957537">
                <text:p>0.00525448379957537</text:p>
              </table:table-cell>
              <table:table-cell office:value-type="float" office:value="0.00784000000000001">
                <text:p>0.00784000000000001</text:p>
              </table:table-cell>
              <table:table-cell office:value-type="float" office:value="0.00654632721455321">
                <text:p>0.00654632721455321</text:p>
              </table:table-cell>
              <table:table-cell office:value-type="float" office:value="0.00654632721455321">
                <text:p>0.006546327214553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824">
                <text:p>0.00824</text:p>
              </table:table-cell>
              <table:table-cell office:value-type="float" office:value="0.00598183918205764">
                <text:p>0.00598183918205764</text:p>
              </table:table-cell>
              <table:table-cell office:value-type="float" office:value="0.00598183918205764">
                <text:p>0.00598183918205764</text:p>
              </table:table-cell>
              <table:table-cell office:value-type="float" office:value="0.00764">
                <text:p>0.00764</text:p>
              </table:table-cell>
              <table:table-cell office:value-type="float" office:value="0.00614738968994158">
                <text:p>0.00614738968994158</text:p>
              </table:table-cell>
              <table:table-cell office:value-type="float" office:value="0.00614738968994158">
                <text:p>0.00614738968994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04">
                <text:p>0.00804</text:p>
              </table:table-cell>
              <table:table-cell office:value-type="float" office:value="0.00653593145618893">
                <text:p>0.00653593145618893</text:p>
              </table:table-cell>
              <table:table-cell office:value-type="float" office:value="0.00653593145618893">
                <text:p>0.00653593145618893</text:p>
              </table:table-cell>
              <table:table-cell office:value-type="float" office:value="0.00816000000000001">
                <text:p>0.00816000000000001</text:p>
              </table:table-cell>
              <table:table-cell office:value-type="float" office:value="0.00539392250593202">
                <text:p>0.00539392250593202</text:p>
              </table:table-cell>
              <table:table-cell office:value-type="float" office:value="0.00539392250593202">
                <text:p>0.00539392250593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dash" draw:stroke-dash="Fine_20_Dashed_20__28_var_29_" svg:stroke-width="0.076cm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order="3" chart:right-angled-axes="true" chart:error-upper-indicator="true" chart:error-lower-indicator="true" chart:error-category="cell-range"/>
    </style:style>
    <style:style style:name="ch6" style:family="chart" style:data-style-name="N0">
      <style:chart-properties chart:display-label="true" chart:logarithmic="false" chart:minimum="0" chart:maximum="5" chart:interval-major="1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1cm" chart:symbol-height="0.1cm" chart:error-upper-indicator="true" chart:error-lower-indicator="true" chart:error-category="cell-range" chart:error-upper-range="'Charts n summary data'.G2:'Charts n summary data'.G5" chart:error-lower-range="'Charts n summary data'.G2:'Charts n summary data'.G5">
        <chart:symbol-image xlink:href="Pictures/2000000D000000DD000000DDDC7CCDFB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error-category="cell-range"/>
    </style:style>
    <style:style style:name="ch13" style:family="chart" style:data-style-name="N0">
      <style:chart-properties chart:symbol-type="named-symbol" chart:symbol-name="diamond" chart:symbol-width="0.05cm" chart:symbol-height="0.05cm" chart:error-upper-indicator="true" chart:error-lower-indicator="true" chart:error-category="cell-range" chart:error-upper-range="'Charts n summary data'.G6:'Charts n summary data'.G9" chart:error-lower-range="'Charts n summary data'.G6:'Charts n summary data'.G9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87cm" svg:height="10.64cm" xlink:href=".." xlink:type="simple" chart:class="chart:scatter" chart:style-name="ch1">
        <chart:title svg:x="6.567cm" svg:y="0.348cm" chart:style-name="ch2">
          <text:p>Avg User Time from unix 'time'</text:p>
        </chart:title>
        <chart:subtitle svg:x="7.294cm" svg:y="1.339cm" chart:style-name="ch3">
          <text:p>Lvl 0 and Lvl 5 optimization</text:p>
        </chart:subtitle>
        <chart:legend chart:legend-position="end" svg:x="15.614cm" svg:y="4.8cm" chart:style-name="ch4"/>
        <chart:plot-area chart:style-name="ch5" table:cell-range-address="'Charts n summary data'.F12:'Charts n summary data'.G12 'Charts n summary data'.D2:'Charts n summary data'.D9" chart:data-source-has-labels="row" svg:x="1.398cm" svg:y="2.446cm" svg:width="13.443cm" svg:height="7.001cm">
          <chartooo:coordinate-region svg:x="2.125cm" svg:y="2.645cm" svg:width="12.622cm" svg:height="6.155cm"/>
          <chart:axis chart:dimension="x" chart:name="primary-x" chart:style-name="ch6">
            <chart:title svg:x="6.884cm" svg:y="9.659cm" chart:style-name="ch7">
              <text:p>Version of code</text:p>
            </chart:title>
          </chart:axis>
          <chart:axis chart:dimension="y" chart:name="primary-y" chart:style-name="ch8">
            <chart:title svg:x="0.451cm" svg:y="7.67cm" chart:style-name="ch9">
              <text:p>Avg Time, 100 runs (s)</text:p>
            </chart:title>
            <chart:grid chart:style-name="ch10" chart:class="major"/>
          </chart:axis>
          <chart:series chart:style-name="ch11" chart:values-cell-range-address="'Charts n summary data'.D2:'Charts n summary data'.D5" chart:label-cell-address="'Charts n summary data'.F12:'Charts n summary data'.F12" chart:class="chart:scatter">
            <chart:error-indicator chart:style-name="ch12" chart:dimension="y"/>
            <chart:data-point chart:repeated="4"/>
          </chart:series>
          <chart:series chart:style-name="ch13" chart:values-cell-range-address="'Charts n summary data'.D6:'Charts n summary data'.D9" chart:label-cell-address="'Charts n summary data'.G12:'Charts n summary data'.G12" chart:class="chart:scatter">
            <chart:error-indicator chart:style-name="ch12" chart:dimension="y"/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User Time, O0</text:p>
                <draw:g>
                  <svg:desc>'Charts n summary data'.F12:'Charts n summary data'.F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  <table:table-cell office:value-type="string">
                <text:p>Avg User Time, O5</text:p>
                <draw:g>
                  <svg:desc>'Charts n summary data'.G12:'Charts n summary data'.G12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404">
                <text:p>0.66404</text:p>
                <draw:g>
                  <svg:desc>'Charts n summary data'.D2:'Charts n summary data'.D5</svg:desc>
                </draw:g>
              </table:table-cell>
              <table:table-cell office:value-type="float" office:value="0.0156306877647786">
                <text:p>0.0156306877647786</text:p>
                <draw:g>
                  <svg:desc>'Charts n summary data'.G2:'Charts n summary data'.G5</svg:desc>
                </draw:g>
              </table:table-cell>
              <table:table-cell office:value-type="float" office:value="0.0156306877647786">
                <text:p>0.0156306877647786</text:p>
                <draw:g>
                  <svg:desc>'Charts n summary data'.G2:'Charts n summary data'.G5</svg:desc>
                </draw:g>
              </table:table-cell>
              <table:table-cell office:value-type="float" office:value="0.39808">
                <text:p>0.39808</text:p>
                <draw:g>
                  <svg:desc>'Charts n summary data'.D6:'Charts n summary data'.D9</svg:desc>
                </draw:g>
              </table:table-cell>
              <table:table-cell office:value-type="float" office:value="0.0694883702499922">
                <text:p>0.0694883702499922</text:p>
                <draw:g>
                  <svg:desc>'Charts n summary data'.G6:'Charts n summary data'.G9</svg:desc>
                </draw:g>
              </table:table-cell>
              <table:table-cell office:value-type="float" office:value="0.0694883702499922">
                <text:p>0.0694883702499922</text:p>
                <draw:g>
                  <svg:desc>'Charts n summary data'.G6:'Charts n summary data'.G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086">
                <text:p>0.6086</text:p>
              </table:table-cell>
              <table:table-cell office:value-type="float" office:value="0.0127921851143579">
                <text:p>0.0127921851143579</text:p>
              </table:table-cell>
              <table:table-cell office:value-type="float" office:value="0.0127921851143579">
                <text:p>0.0127921851143579</text:p>
              </table:table-cell>
              <table:table-cell office:value-type="float" office:value="0.3654">
                <text:p>0.3654</text:p>
              </table:table-cell>
              <table:table-cell office:value-type="float" office:value="0.0140669826188846">
                <text:p>0.0140669826188846</text:p>
              </table:table-cell>
              <table:table-cell office:value-type="float" office:value="0.0140669826188846">
                <text:p>0.0140669826188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524">
                <text:p>0.59524</text:p>
              </table:table-cell>
              <table:table-cell office:value-type="float" office:value="0.0180903952416745">
                <text:p>0.0180903952416745</text:p>
              </table:table-cell>
              <table:table-cell office:value-type="float" office:value="0.0180903952416745">
                <text:p>0.0180903952416745</text:p>
              </table:table-cell>
              <table:table-cell office:value-type="float" office:value="0.204">
                <text:p>0.204</text:p>
              </table:table-cell>
              <table:table-cell office:value-type="float" office:value="0.0239466072753532">
                <text:p>0.0239466072753532</text:p>
              </table:table-cell>
              <table:table-cell office:value-type="float" office:value="0.0239466072753532">
                <text:p>0.02394660727535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4356">
                <text:p>0.54356</text:p>
              </table:table-cell>
              <table:table-cell office:value-type="float" office:value="0.0211652167482405">
                <text:p>0.0211652167482405</text:p>
              </table:table-cell>
              <table:table-cell office:value-type="float" office:value="0.0211652167482405">
                <text:p>0.0211652167482405</text:p>
              </table:table-cell>
              <table:table-cell office:value-type="float" office:value="0.19372">
                <text:p>0.19372</text:p>
              </table:table-cell>
              <table:table-cell office:value-type="float" office:value="0.0163291640937312">
                <text:p>0.0163291640937312</text:p>
              </table:table-cell>
              <table:table-cell office:value-type="float" office:value="0.0163291640937312">
                <text:p>0.01632916409373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 style:rotation-angle="27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12cm" svg:y="0.316cm" chart:style-name="ch2">
          <text:p>Frequency of times</text:p>
        </chart:title>
        <chart:subtitle svg:x="5.429cm" svg:y="1.275cm" chart:style-name="ch3">
          <text:p>Lvl 0 optimization, v1 of code</text:p>
        </chart:subtitle>
        <chart:legend chart:legend-position="end" svg:x="12.835cm" svg:y="4.205cm" chart:style-name="ch4"/>
        <chart:plot-area chart:style-name="ch5" table:cell-range-address="'O0, v1 '.F2:'O0, v1 '.G24 'O0, v1 '.H2:'O0, v1 '.H2" chart:data-source-has-labels="both" svg:x="1.331cm" svg:y="2.318cm" svg:width="10.865cm" svg:height="5.521cm">
          <chartooo:coordinate-region svg:x="1.952cm" svg:y="2.517cm" svg:width="10.244cm" svg:height="4.191cm"/>
          <chart:axis chart:dimension="x" chart:name="primary-x" chart:style-name="ch6">
            <chart:title svg:x="6.177cm" svg:y="8.019cm" chart:style-name="ch7">
              <text:p>time (s)</text:p>
            </chart:title>
            <chart:categories table:cell-range-address="'O0, v1 '.F2:'O0, v1 '.F24"/>
          </chart:axis>
          <chart:axis chart:dimension="y" chart:name="primary-y" chart:style-name="ch8">
            <chart:title svg:x="0.451cm" svg:y="5.532cm" chart:style-name="ch9">
              <text:p>count</text:p>
            </chart:title>
            <chart:grid chart:style-name="ch10" chart:class="major"/>
          </chart:axis>
          <chart:series chart:style-name="ch11" chart:values-cell-range-address="'O0, v1 '.G2:'O0, v1 '.G24" chart:label-cell-address="'O0, v1 '.H2:'O0, v1 '.H2" chart:class="chart:bar">
            <chart:data-point chart:repeated="2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vl 0, version 1</text:p>
                <draw:g>
                  <svg:desc>'O0, v1 '.H2:'O0, v1 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74</text:p>
                <draw:g>
                  <svg:desc>'O0, v1 '.F2:'O0, v1 '.F24</svg:desc>
                </draw:g>
              </table:table-cell>
              <table:table-cell office:value-type="float" office:value="3">
                <text:p>3</text:p>
                <draw:g>
                  <svg:desc>'O0, v1 '.G2:'O0, v1 '.G24</svg:desc>
                </draw:g>
              </table:table-cell>
            </table:table-row>
            <table:table-row>
              <table:table-cell office:value-type="string">
                <text:p>0.7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.7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7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.7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0.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7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.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.7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7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7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0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8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0.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&gt;.8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